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ppConfig.createResultsDire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appConfig.getContex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Config.ge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Config.getServl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Config.getResults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Config.WebappConfig( String name , String description , ServerConfig server , boolean testMode , String contextRoot , String testDirectory , 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appConfig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Config.deleteResults( boolean removeDi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WebappConfig.g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Config.getTes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Config.createTestDire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appConfi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ebappConfig.handleSuffix( String 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Confi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Config.isTes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Config.delete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